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01cm" svg:stroke-color="#000000" draw:marker-start="" draw:marker-start-width="0.3cm" draw:marker-start-center="false" draw:marker-end="" draw:marker-end-width="0.3cm" draw:marker-end-center="false" draw:fill="none" draw:fill-color="#ffffff" fo:min-height="0.379cm" fo:padding-top="0.175cm" fo:padding-bottom="0.175cm" fo:padding-left="0.3cm" fo:padding-right="0.3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1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1cm" svg:stroke-color="#000000" draw:marker-start="" draw:marker-start-width="0.291cm" draw:marker-start-center="false" draw:marker-end="" draw:marker-end-width="0.291cm" draw:marker-end-center="false" draw:fill="solid" draw:fill-color="#99ccff" draw:textarea-horizontal-align="center" draw:textarea-vertical-align="middle" fo:padding-top="0.004cm" fo:padding-bottom="0.004cm" fo:padding-left="0.004cm" fo:padding-right="0.004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25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101cm" svg:stroke-color="#000000" draw:marker-start="" draw:marker-start-width="0.3cm" draw:marker-start-center="false" draw:marker-end="" draw:marker-end-width="0.3cm" draw:marker-end-center="false" draw:fill="none" draw:fill-color="#ffffff" fo:min-height="0.366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101cm" svg:stroke-color="#d6a814" draw:marker-start="" draw:marker-start-width="0.3cm" draw:marker-start-center="false" draw:marker-end="" draw:marker-end-width="0.3cm" draw:marker-end-center="false" draw:fill="none" draw:fill-color="#ffffff" fo:min-height="0.366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8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71cm" svg:stroke-color="#75ab24" draw:marker-start="" draw:marker-start-width="0.155cm" draw:marker-start-center="false" draw:marker-end="" draw:marker-end-width="0.155cm" draw:marker-end-center="false" draw:fill="solid" draw:fill-color="#99ccff" draw:textarea-horizontal-align="center" draw:textarea-vertical-align="middle" fo:padding-top="0.161cm" fo:padding-bottom="0.161cm" fo:padding-left="0.286cm" fo:padding-right="0.286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5ab24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svg:stroke-width="0.049cm" svg:stroke-color="#000000" draw:marker-start="" draw:marker-start-width="0.273cm" draw:marker-start-center="false" draw:marker-end="Arrow_20_concave" draw:marker-end-width="0.3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MS Gothic" style:font-size-asian="7pt" style:font-style-asian="normal" style:font-weight-asian="normal" style:font-name-complex="Tahoma" style:font-size-complex="7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loext:graphic-properties draw:fill="solid" draw:fill-color="#75ab2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MS Gothic" style:font-size-asian="7pt" style:font-style-asian="normal" style:font-weight-asian="normal" style:font-name-complex="Tahoma" style:font-size-complex="7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041cm" svg:height="0.729cm" svg:x="6.873cm" svg:y="15.899cm">
            <draw:text-box>
              <text:p text:style-name="P1"><text:span text:style-name="T1">15</text:span></text:p>
            </draw:text-box>
          </draw:frame>
          <draw:frame draw:style-name="gr1" draw:text-style-name="P2" draw:layer="layout" svg:width="1.075cm" svg:height="0.729cm" svg:x="6.873cm" svg:y="13.08cm">
            <draw:text-box>
              <text:p text:style-name="P1"><text:span text:style-name="T1">19</text:span></text:p>
            </draw:text-box>
          </draw:frame>
          <draw:line draw:style-name="gr2" draw:text-style-name="P3" draw:layer="layout" svg:x1="8.475cm" svg:y1="12.777cm" svg:x2="8.475cm" svg:y2="18.535cm">
            <text:p/>
          </draw:line>
          <draw:line draw:style-name="gr2" draw:text-style-name="P3" draw:layer="layout" svg:x1="9.183cm" svg:y1="12.777cm" svg:x2="9.183cm" svg:y2="18.535cm">
            <text:p/>
          </draw:line>
          <draw:line draw:style-name="gr2" draw:text-style-name="P3" draw:layer="layout" svg:x1="9.886cm" svg:y1="12.777cm" svg:x2="9.886cm" svg:y2="18.535cm">
            <text:p/>
          </draw:line>
          <draw:line draw:style-name="gr2" draw:text-style-name="P3" draw:layer="layout" svg:x1="10.595cm" svg:y1="12.777cm" svg:x2="10.595cm" svg:y2="18.535cm">
            <text:p/>
          </draw:line>
          <draw:line draw:style-name="gr3" draw:text-style-name="P3" draw:layer="layout" svg:x1="11.299cm" svg:y1="12.777cm" svg:x2="11.299cm" svg:y2="18.535cm">
            <text:p/>
          </draw:line>
          <draw:line draw:style-name="gr2" draw:text-style-name="P3" draw:layer="layout" svg:x1="12.007cm" svg:y1="12.78cm" svg:x2="12.007cm" svg:y2="18.534cm">
            <text:p/>
          </draw:line>
          <draw:line draw:style-name="gr2" draw:text-style-name="P3" draw:layer="layout" svg:x1="12.71cm" svg:y1="12.78cm" svg:x2="12.71cm" svg:y2="18.534cm">
            <text:p/>
          </draw:line>
          <draw:line draw:style-name="gr2" draw:text-style-name="P3" draw:layer="layout" svg:x1="13.419cm" svg:y1="12.772cm" svg:x2="13.419cm" svg:y2="18.534cm">
            <text:p/>
          </draw:line>
          <draw:line draw:style-name="gr2" draw:text-style-name="P3" draw:layer="layout" svg:x1="7.623cm" svg:y1="12.777cm" svg:x2="13.421cm" svg:y2="12.777cm">
            <text:p/>
          </draw:line>
          <draw:line draw:style-name="gr2" draw:text-style-name="P3" draw:layer="layout" svg:x1="7.623cm" svg:y1="13.48cm" svg:x2="13.422cm" svg:y2="13.48cm">
            <text:p/>
          </draw:line>
          <draw:line draw:style-name="gr2" draw:text-style-name="P3" draw:layer="layout" svg:x1="7.623cm" svg:y1="14.188cm" svg:x2="13.422cm" svg:y2="14.188cm">
            <text:p/>
          </draw:line>
          <draw:line draw:style-name="gr4" draw:text-style-name="P3" draw:layer="layout" svg:x1="7.623cm" svg:y1="14.893cm" svg:x2="13.411cm" svg:y2="14.893cm">
            <text:p/>
          </draw:line>
          <draw:line draw:style-name="gr2" draw:text-style-name="P3" draw:layer="layout" svg:x1="7.623cm" svg:y1="15.601cm" svg:x2="13.422cm" svg:y2="15.601cm">
            <text:p/>
          </draw:line>
          <draw:line draw:style-name="gr2" draw:text-style-name="P3" draw:layer="layout" svg:x1="7.623cm" svg:y1="16.304cm" svg:x2="13.416cm" svg:y2="16.304cm">
            <text:p/>
          </draw:line>
          <draw:line draw:style-name="gr2" draw:text-style-name="P3" draw:layer="layout" svg:x1="7.623cm" svg:y1="17.012cm" svg:x2="13.416cm" svg:y2="17.012cm">
            <text:p/>
          </draw:line>
          <draw:line draw:style-name="gr2" draw:text-style-name="P3" draw:layer="layout" svg:x1="7.623cm" svg:y1="17.717cm" svg:x2="13.416cm" svg:y2="17.717cm">
            <text:p/>
          </draw:line>
          <draw:polyline draw:style-name="gr5" draw:text-style-name="P3" draw:layer="layout" svg:width="0cm" svg:height="0cm" svg:x="7.771cm" svg:y="18.425cm" svg:viewBox="0 0 0 0" draw:points="0,0">
            <text:p/>
          </draw:polyline>
          <draw:frame draw:style-name="gr6" draw:text-style-name="P5" draw:layer="layout" svg:width="1.131cm" svg:height="0.366cm" svg:x="7.91cm" svg:y="18.54cm">
            <draw:text-box>
              <text:p text:style-name="P4"><text:span text:style-name="T2">20 nov</text:span></text:p>
            </draw:text-box>
          </draw:frame>
          <draw:frame draw:style-name="gr7" draw:text-style-name="P5" draw:layer="layout" svg:width="0.967cm" svg:height="0.366cm" svg:x="9.404cm" svg:y="18.54cm">
            <draw:text-box>
              <text:p text:style-name="P4"><text:span text:style-name="T2">30 nov</text:span></text:p>
            </draw:text-box>
          </draw:frame>
          <draw:frame draw:style-name="gr8" draw:text-style-name="P6" draw:layer="layout" svg:width="1.571cm" svg:height="0.63cm" svg:x="13.523cm" svg:y="17.737cm">
            <draw:text-box>
              <text:p text:style-name="P1"><text:span text:style-name="T1">Date</text:span></text:p>
            </draw:text-box>
          </draw:frame>
          <draw:frame draw:style-name="gr9" draw:text-style-name="P6" draw:layer="layout" svg:width="3.239cm" svg:height="1.008cm" svg:x="7.653cm" svg:y="11.588cm">
            <draw:text-box>
              <text:p text:style-name="P1"><text:span text:style-name="T1">Quantité de mazout (en hl)</text:span></text:p>
            </draw:text-box>
          </draw:frame>
          <draw:line draw:style-name="gr10" draw:text-style-name="P7" draw:layer="layout" svg:x1="8.478cm" svg:y1="13.479cm" svg:x2="11.299cm" svg:y2="14.188cm">
            <text:p/>
          </draw:line>
          <draw:circle draw:style-name="gr11" draw:text-style-name="P8" draw:layer="layout" svg:width="0.17cm" svg:height="0.17cm" svg:x="8.395cm" svg:y="13.391cm">
            <text:p/>
          </draw:circle>
          <draw:line draw:style-name="gr10" draw:text-style-name="P7" draw:layer="layout" svg:x1="12.712cm" svg:y1="14.894cm" svg:x2="11.299cm" svg:y2="14.188cm">
            <text:p/>
          </draw:line>
          <draw:line draw:style-name="gr10" draw:text-style-name="P7" draw:layer="layout" svg:x1="12.71cm" svg:y1="14.893cm" svg:x2="13.417cm" svg:y2="14.895cm">
            <text:p/>
          </draw:line>
          <draw:line draw:style-name="gr12" draw:text-style-name="P7" draw:layer="layout" svg:x1="7.725cm" svg:y1="18.425cm" svg:x2="14.834cm" svg:y2="18.425cm">
            <text:p/>
          </draw:line>
          <draw:line draw:style-name="gr12" draw:text-style-name="P7" draw:layer="layout" svg:x1="7.75cm" svg:y1="18.409cm" svg:x2="7.75cm" svg:y2="11.368cm">
            <text:p/>
          </draw:line>
          <draw:ellipse draw:style-name="gr11" draw:text-style-name="P8" draw:layer="layout" svg:width="0.17cm" svg:height="0.167cm" svg:x="11.21cm" svg:y="14.114cm">
            <text:p/>
          </draw:ellipse>
          <draw:ellipse draw:style-name="gr11" draw:text-style-name="P8" draw:layer="layout" svg:width="0.17cm" svg:height="0.168cm" svg:x="12.621cm" svg:y="14.811cm">
            <text:p/>
          </draw:ellipse>
          <draw:frame draw:style-name="gr7" draw:text-style-name="P5" draw:layer="layout" svg:width="1.066cm" svg:height="0.366cm" svg:x="10.768cm" svg:y="18.54cm">
            <draw:text-box>
              <text:p text:style-name="P4"><text:span text:style-name="T2">10 déc</text:span></text:p>
            </draw:text-box>
          </draw:frame>
          <draw:frame draw:style-name="gr7" draw:text-style-name="P5" draw:layer="layout" svg:width="1.168cm" svg:height="0.366cm" svg:x="12.128cm" svg:y="18.54cm">
            <draw:text-box>
              <text:p text:style-name="P4"><text:span text:style-name="T2">20 dé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3:12:10.941576582</meta:creation-date>
    <dc:date>2018-04-20T13:12:34.485848462</dc:date>
    <meta:editing-duration>PT23S</meta:editing-duration>
    <meta:editing-cycles>1</meta:editing-cycles>
    <meta:document-statistic meta:object-count="34"/>
    <meta:generator>LibreOffice/6.0.0.3$MacOSX_X86_64 LibreOffice_project/64a0f66915f38c6217de274f0aa8e15618924765</meta:generator>
  </office:meta>
</office:document-meta>
</file>